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0954" officeooo:paragraph-rsid="001e0954"/>
    </style:style>
    <style:style style:name="P2" style:family="paragraph" style:parent-style-name="Standard">
      <style:text-properties officeooo:rsid="001e0954" officeooo:paragraph-rsid="002093a2"/>
    </style:style>
    <style:style style:name="P3" style:family="paragraph" style:parent-style-name="Standard">
      <style:text-properties fo:font-weight="bold" officeooo:rsid="001e0954" officeooo:paragraph-rsid="001e0954" style:font-weight-asian="bold" style:font-weight-complex="bold"/>
    </style:style>
    <style:style style:name="P4" style:family="paragraph" style:parent-style-name="Standard">
      <style:text-properties fo:font-weight="bold" officeooo:rsid="001e0954" officeooo:paragraph-rsid="002093a2" style:font-weight-asian="bold" style:font-weight-complex="bold"/>
    </style:style>
    <style:style style:name="P5" style:family="paragraph" style:parent-style-name="Standard">
      <style:text-properties fo:font-weight="bold" officeooo:rsid="0035e499" officeooo:paragraph-rsid="0035e499" style:font-weight-asian="bold" style:font-weight-complex="bold"/>
    </style:style>
    <style:style style:name="P6" style:family="paragraph" style:parent-style-name="Standard">
      <style:text-properties officeooo:rsid="001ed925" officeooo:paragraph-rsid="001ed925"/>
    </style:style>
    <style:style style:name="P7" style:family="paragraph" style:parent-style-name="Standard">
      <style:text-properties officeooo:rsid="002093a2" officeooo:paragraph-rsid="002093a2"/>
    </style:style>
    <style:style style:name="P8" style:family="paragraph" style:parent-style-name="Standard">
      <style:text-properties fo:font-weight="normal" officeooo:rsid="002093a2" officeooo:paragraph-rsid="002093a2" style:font-weight-asian="normal" style:font-weight-complex="normal"/>
    </style:style>
    <style:style style:name="P9" style:family="paragraph" style:parent-style-name="Standard">
      <style:text-properties fo:font-weight="normal" officeooo:rsid="002325bd" officeooo:paragraph-rsid="002325bd" style:font-weight-asian="normal" style:font-weight-complex="normal"/>
    </style:style>
    <style:style style:name="P10" style:family="paragraph" style:parent-style-name="Standard">
      <style:text-properties fo:font-weight="normal" officeooo:rsid="00243417" officeooo:paragraph-rsid="002b0d1c" style:font-weight-asian="normal" style:font-weight-complex="normal"/>
    </style:style>
    <style:style style:name="P11" style:family="paragraph" style:parent-style-name="Standard">
      <style:text-properties fo:font-weight="normal" officeooo:rsid="002b0d1c" officeooo:paragraph-rsid="002b0d1c" style:font-weight-asian="normal" style:font-weight-complex="normal"/>
    </style:style>
    <style:style style:name="P12" style:family="paragraph" style:parent-style-name="Standard">
      <style:text-properties fo:font-weight="normal" officeooo:rsid="00347e24" officeooo:paragraph-rsid="00347e24" style:font-weight-asian="normal" style:font-weight-complex="normal"/>
    </style:style>
    <style:style style:name="P13" style:family="paragraph" style:parent-style-name="Standard">
      <style:text-properties fo:font-weight="normal" officeooo:rsid="0035e499" officeooo:paragraph-rsid="00347e24" style:font-weight-asian="normal" style:font-weight-complex="normal"/>
    </style:style>
    <style:style style:name="P14" style:family="paragraph" style:parent-style-name="Standard">
      <style:text-properties fo:font-weight="normal" officeooo:rsid="0035e499" officeooo:paragraph-rsid="0035e499" style:font-weight-asian="normal" style:font-weight-complex="normal"/>
    </style:style>
    <style:style style:name="P15" style:family="paragraph" style:parent-style-name="Standard">
      <style:text-properties officeooo:rsid="002198fc" officeooo:paragraph-rsid="002198fc"/>
    </style:style>
    <style:style style:name="P16" style:family="paragraph" style:parent-style-name="Standard">
      <style:text-properties officeooo:rsid="0021c6bd" officeooo:paragraph-rsid="0021c6bd"/>
    </style:style>
    <style:style style:name="P17" style:family="paragraph" style:parent-style-name="Standard">
      <style:paragraph-properties fo:break-before="page"/>
      <style:text-properties fo:font-weight="bold" officeooo:rsid="002325bd" officeooo:paragraph-rsid="002325bd" style:font-weight-asian="bold" style:font-weight-complex="bold"/>
    </style:style>
    <style:style style:name="P18" style:family="paragraph" style:parent-style-name="Standard">
      <style:text-properties fo:font-weight="normal" officeooo:rsid="0035e499" officeooo:paragraph-rsid="0035e499" style:font-weight-asian="normal" style:font-weight-complex="normal"/>
    </style:style>
    <style:style style:name="P19" style:family="paragraph" style:parent-style-name="Standard">
      <style:text-properties fo:font-weight="normal" officeooo:rsid="003785fa" officeooo:paragraph-rsid="003785fa" style:font-weight-asian="normal" style:font-weight-complex="normal"/>
    </style:style>
    <style:style style:name="P20" style:family="paragraph" style:parent-style-name="Standard">
      <style:text-properties fo:font-weight="normal" officeooo:rsid="0037b2c1" officeooo:paragraph-rsid="003785fa" style:font-weight-asian="normal" style:font-weight-complex="normal"/>
    </style:style>
    <style:style style:name="P21" style:family="paragraph" style:parent-style-name="Standard">
      <style:text-properties fo:font-weight="normal" officeooo:rsid="0037b2c1" officeooo:paragraph-rsid="0037b2c1" style:font-weight-asian="normal" style:font-weight-complex="normal"/>
    </style:style>
    <style:style style:name="P22" style:family="paragraph" style:parent-style-name="Standard">
      <style:text-properties fo:font-weight="normal" officeooo:rsid="0037d0dc" officeooo:paragraph-rsid="0037d0dc" style:font-weight-asian="normal" style:font-weight-complex="normal"/>
    </style:style>
    <style:style style:name="P23" style:family="paragraph" style:parent-style-name="Standard">
      <style:text-properties fo:font-weight="normal" officeooo:rsid="0037d0dc" officeooo:paragraph-rsid="0039c68b" style:font-weight-asian="normal" style:font-weight-complex="normal"/>
    </style:style>
    <style:style style:name="P24" style:family="paragraph" style:parent-style-name="Standard">
      <style:text-properties fo:font-weight="normal" officeooo:rsid="0039c68b" officeooo:paragraph-rsid="0039c68b" style:font-weight-asian="normal" style:font-weight-complex="normal"/>
    </style:style>
    <style:style style:name="P25" style:family="paragraph" style:parent-style-name="Standard">
      <style:text-properties fo:font-weight="normal" officeooo:rsid="003b319e" officeooo:paragraph-rsid="003b319e" style:font-weight-asian="normal" style:font-weight-complex="normal"/>
    </style:style>
    <style:style style:name="P26" style:family="paragraph" style:parent-style-name="Standard">
      <style:text-properties fo:font-weight="normal" officeooo:rsid="003dd84f" officeooo:paragraph-rsid="003dd84f" style:font-weight-asian="normal" style:font-weight-complex="normal"/>
    </style:style>
    <style:style style:name="P27" style:family="paragraph" style:parent-style-name="Standard">
      <style:text-properties fo:font-weight="bold" officeooo:rsid="003785fa" officeooo:paragraph-rsid="003785fa" style:font-weight-asian="bold" style:font-weight-complex="bold"/>
    </style:style>
    <style:style style:name="P28" style:family="paragraph" style:parent-style-name="Standard">
      <style:text-properties fo:font-weight="bold" officeooo:rsid="0037d0dc" officeooo:paragraph-rsid="0037d0dc" style:font-weight-asian="bold" style:font-weight-complex="bold"/>
    </style:style>
    <style:style style:name="T1" style:family="text">
      <style:text-properties officeooo:rsid="001ed9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93a2" style:font-weight-asian="bold" style:font-weight-complex="bold"/>
    </style:style>
    <style:style style:name="T4" style:family="text">
      <style:text-properties officeooo:rsid="002093a2"/>
    </style:style>
    <style:style style:name="T5" style:family="text">
      <style:text-properties officeooo:rsid="0025f8f6"/>
    </style:style>
    <style:style style:name="T6" style:family="text">
      <style:text-properties officeooo:rsid="002914d5"/>
    </style:style>
    <style:style style:name="T7" style:family="text">
      <style:text-properties officeooo:rsid="002b0d1c"/>
    </style:style>
    <style:style style:name="T8" style:family="text">
      <style:text-properties officeooo:rsid="003785fa"/>
    </style:style>
    <style:style style:name="T9" style:family="text">
      <style:text-properties officeooo:rsid="0037b2c1"/>
    </style:style>
    <style:style style:name="T10" style:family="text">
      <style:text-properties officeooo:rsid="0037d0dc"/>
    </style:style>
    <style:style style:name="T11" style:family="text">
      <style:text-properties officeooo:rsid="00398115"/>
    </style:style>
    <style:style style:name="T12" style:family="text">
      <style:text-properties officeooo:rsid="0039c68b"/>
    </style:style>
    <style:style style:name="T13" style:family="text">
      <style:text-properties officeooo:rsid="003b319e"/>
    </style:style>
    <style:style style:name="T14" style:family="text">
      <style:text-properties officeooo:rsid="003cf8c7"/>
    </style:style>
    <style:style style:name="T15" style:family="text">
      <style:text-properties officeooo:rsid="003dd8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ек компонентов</text:p>
      <text:p text:style-name="P1"/>
      <text:p text:style-name="P3">1. Параллельный фреймворк</text:p>
      <text:p text:style-name="P15">Реализует крупнозернистый параллелизм (требующий mpi-пересылок либо перемещений памяти между устройствами)</text:p>
      <text:p text:style-name="P1"/>
      <text:p text:style-name="P1">1. Раскладывает блоки по вычислительным устройствам, подготавливает к работе</text:p>
      <text:p text:style-name="P1">2. Пока не надоест, делает</text:p>
      <text:p text:style-name="P1">пересылка <text:s text:c="4"/></text:p>
      <text:p text:style-name="P1">шаг метода <text:s text:c="2"/><text:span text:style-name="T1">(вызов солвера)</text:span> <text:s/></text:p>
      <text:p text:style-name="P1">3. Собирает результаты, отдает интерфейсу или сохраняет</text:p>
      <text:p text:style-name="P1"/>
      <text:p text:style-name="P1">шаг метода для явной схемы производит блок данных по предыдущему блоку данных, функциям границ Дирихле, операторам границ Неймана и присланному гало от соседних блоков (в т.ч. <text:span text:style-name="T1">периодические условия). </text:span></text:p>
      <text:p text:style-name="P1"/>
      <text:p text:style-name="P1"/>
      <text:p text:style-name="P3">2. Солверы</text:p>
      <text:p text:style-name="P15">Реализуют мелкозернистый параллелизм</text:p>
      <text:p text:style-name="P6">Как это видит солвер:</text:p>
      <text:p text:style-name="P6">к нему приходит блок данных и индикаторы краев, т. е. массивы, по которым понятно, является ли каждый граничный элемент условием Дирихле, Неймана или потребует данных от соседей</text:p>
      <text:p text:style-name="P1"/>
      <text:p text:style-name="P16">Солвер должен уметь переходить на следующий шаг в решении задачи </text:p>
      <text:p text:style-name="P16">x' = F(x), где F включает разностные операторы приближенного дифференцирования</text:p>
      <text:p text:style-name="P16">Разностные операторы дают параллелизм внутри области но ведут себя особым образом на границах</text:p>
      <text:p text:style-name="P16"/>
      <text:p text:style-name="P1"/>
      <text:p text:style-name="P4"><text:span text:style-name="T4">3</text:span>. Генератор функций</text:p>
      <text:p text:style-name="P7">Анализирует пользовательское уравнение, начальные и краевые функции, генерирует код на Си</text:p>
      <text:p text:style-name="P2"/>
      <text:p text:style-name="P1"/>
      <text:p text:style-name="P4"><text:span text:style-name="T4">4</text:span>. Интерфейс</text:p>
      <text:p text:style-name="P8">Дает пользователю ввести уравнение, вызывает генератор функций, запускает вычислительное ядро, получает данные, строит графики</text:p>
      <text:p text:style-name="P3"/>
      <text:p text:style-name="P3"/>
      <text:p text:style-name="P1"><text:span text:style-name="T3">5</text:span><text:span text:style-name="T2">. Бифуркационный анализ, ляпуновские показатели, размерности</text:span></text:p>
      <text:p text:style-name="P1"/>
      <text:p text:style-name="P1"/>
      <text:p text:style-name="P1"/>
      <text:p text:style-name="P1"/>
      <text:p text:style-name="P1"/>
      <text:p text:style-name="P3"/>
      <text:p text:style-name="P17">Спе<text:span text:style-name="T5">цификация</text:span> для функции</text:p>
      <text:p text:style-name="P11">Основная функция обрабатывает все внутренние точки и вызывает соответствующие функции границ</text:p>
      <text:p text:style-name="P10">//<text:span text:style-name="T6">У нас одна общая функция для пересчета внутри области</text:span></text:p>
      <text:p text:style-name="P10">// <text:span text:style-name="T7">и массив указателе<text:tab/>й на функции границ</text:span></text:p>
      <text:p text:style-name="P9"/>
      <text:p text:style-name="P12">см. файл func.cpp</text:p>
      <text:p text:style-name="P13"/>
      <text:p text:style-name="P13"/>
      <text:p text:style-name="P5"><text:span text:style-name="T8">Входные данные</text:span></text:p>
      <text:p text:style-name="P14"/>
      <text:p text:style-name="P14">Пользователь задает область, то есть:</text:p>
      <text:p text:style-name="P14"/>
      <text:p text:style-name="P14">Набор блоков, их расположение в глобальной сетке и их склейки</text:p>
      <text:p text:style-name="P14">Мелкость разбиения сетки по каждому направлению </text:p>
      <text:p text:style-name="P14"/>
      <text:p text:style-name="P14">Функции правых частей</text:p>
      <text:p text:style-name="P14">Граничные условия (типа Дирихле, Неймана, <text:s/>или <text:span text:style-name="T14">склейки, в т.ч. самого с собой, т. е. п</text:span>ериодические <text:span text:style-name="T14">краевые условия</text:span>)</text:p>
      <text:p text:style-name="P25">Всегда есть условие по умолчанию (нулевой Нейман, непроницаемость)</text:p>
      <text:p text:style-name="P25"/>
      <text:p text:style-name="P19"/>
      <text:p text:style-name="P19">Регионы приложения граничных условий</text:p>
      <text:p text:style-name="P19"/>
      <text:p text:style-name="P19"/>
      <text:p text:style-name="P27">Компиляция</text:p>
      <text:p text:style-name="P27"/>
      <text:p text:style-name="P26">Создается сетка, некоторые блоки режутся на части, для них создаются технические склейки, производится мэппинг на устройства</text:p>
      <text:p text:style-name="P26"/>
      <text:p text:style-name="P19"><text:span text:style-name="T15">Далее и</text:span>нтерфейс подготавливает бинарные файлы:</text:p>
      <text:p text:style-name="P19">I. Библиотеки функций</text:p>
      <text:p text:style-name="P19"><text:s text:c="2"/>1. Для вычи<text:span text:style-name="T9">слений на CPU</text:span></text:p>
      <text:p text:style-name="P21"><text:s text:c="2"/>2. Для вычислений на GPU</text:p>
      <text:p text:style-name="P22">а. основные фу<text:span text:style-name="T12">н</text:span>кции (пока будет всего одна)</text:p>
      <text:p text:style-name="P22">б. краевые условия <text:span text:style-name="T13">(из Неймана по умолчанию появляется 2 или 4 или 6 условий в зависимости от размерности)</text:span></text:p>
      <text:p text:style-name="P22">в. начальные условия </text:p>
      <text:p text:style-name="P21"/>
      <text:p text:style-name="P19">II. Геометрия области <text:span text:style-name="T9">+ мэппинг блоков на устройства</text:span></text:p>
      <text:p text:style-name="P22">Про каждый внутренний узел сетки известно, какая в нем функция (номер), какое начальное условие</text:p>
      <text:p text:style-name="P22">Про каждый граничный узел известно, какой в нем тип границы (Д, Н, <text:span text:style-name="T14">склейка</text:span>), какой номер границы в рамках типа.</text:p>
      <text:p text:style-name="P19"/>
      <text:p text:style-name="P19">III. Состояние области <text:span text:style-name="T10">с нулями и флагом «не проинициализировано»</text:span></text:p>
      <text:p text:style-name="P19"/>
      <text:p text:style-name="P28">Вычисления</text:p>
      <text:p text:style-name="P22"/>
      <text:p text:style-name="P22">Вычислитель загружает состояние, если оно проинициализировано, или создает его с помощью начальных функций в противном случае.</text:p>
      <text:p text:style-name="P22"/>
      <text:p text:style-name="P22"><text:soft-page-break/>Вычислитель поддерживает методы </text:p>
      <text:p text:style-name="P22">1. сделать N шагов</text:p>
      <text:p text:style-name="P24">2. считать, пока время не достигнет T</text:p>
      <text:p text:style-name="P22"><text:span text:style-name="T12">3</text:span>. <text:span text:style-name="T11">запустить бесконечный цикл вычислений, работать до тех пор, пока не придет сигнал остановки (коммуникация с интерфейсом после каждого шага)</text:span></text:p>
      <text:p text:style-name="P20"/>
      <text:p text:style-name="P23"><text:span text:style-name="T12">После вычислений </text:span>состояние <text:span text:style-name="T12">можно сохранить (и потом продолжить)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6:44:25.147804139</meta:creation-date>
    <meta:generator>LibreOffice/4.1.6.2$Linux_X86_64 LibreOffice_project/410m0$Build-2</meta:generator>
    <dc:date>2015-02-26T12:59:57.430812138</dc:date>
    <meta:editing-duration>PT8H57M10S</meta:editing-duration>
    <meta:editing-cycles>21</meta:editing-cycles>
    <meta:document-statistic meta:table-count="0" meta:image-count="0" meta:object-count="0" meta:page-count="3" meta:paragraph-count="54" meta:word-count="435" meta:character-count="3137" meta:non-whitespace-character-count="2737"/>
  </office:meta>
</office:document-meta>
</file>